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9dd8" officeooo:paragraph-rsid="001f9dd8"/>
    </style:style>
    <style:style style:name="P2" style:family="paragraph" style:parent-style-name="Standard">
      <style:paragraph-properties fo:text-align="center" style:justify-single-word="false"/>
      <style:text-properties officeooo:rsid="00205042" officeooo:paragraph-rsid="00205042"/>
    </style:style>
    <style:style style:name="P3" style:family="paragraph" style:parent-style-name="Standard">
      <style:paragraph-properties fo:text-align="start" style:justify-single-word="false"/>
      <style:text-properties officeooo:rsid="00219f72" officeooo:paragraph-rsid="00219f72"/>
    </style:style>
    <style:style style:name="P4" style:family="paragraph" style:parent-style-name="Standard">
      <style:paragraph-properties fo:text-align="start" style:justify-single-word="false"/>
      <style:text-properties officeooo:rsid="00219f72" officeooo:paragraph-rsid="00526ec1"/>
    </style:style>
    <style:style style:name="P5" style:family="paragraph" style:parent-style-name="Standard">
      <style:paragraph-properties fo:text-align="start" style:justify-single-word="false"/>
      <style:text-properties officeooo:rsid="00219f72" officeooo:paragraph-rsid="00502504"/>
    </style:style>
    <style:style style:name="P6" style:family="paragraph" style:parent-style-name="Standard">
      <style:paragraph-properties fo:text-align="start" style:justify-single-word="false"/>
      <style:text-properties officeooo:rsid="00219f72" officeooo:paragraph-rsid="00887301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05042" officeooo:paragraph-rsid="0020504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b9f1b2" officeooo:paragraph-rsid="00b9f1b2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5da84" officeooo:paragraph-rsid="0025da84"/>
    </style:style>
    <style:style style:name="P10" style:family="paragraph" style:parent-style-name="Standard">
      <style:paragraph-properties fo:text-align="start" style:justify-single-word="false"/>
      <style:text-properties officeooo:rsid="002b7184" officeooo:paragraph-rsid="004121b0"/>
    </style:style>
    <style:style style:name="P11" style:family="paragraph" style:parent-style-name="Standard">
      <style:paragraph-properties fo:text-align="start" style:justify-single-word="false"/>
      <style:text-properties officeooo:rsid="00439a6f" officeooo:paragraph-rsid="00439a6f"/>
    </style:style>
    <style:style style:name="P12" style:family="paragraph" style:parent-style-name="Standard">
      <style:paragraph-properties fo:text-align="start" style:justify-single-word="false"/>
      <style:text-properties officeooo:paragraph-rsid="00219f72"/>
    </style:style>
    <style:style style:name="P13" style:family="paragraph" style:parent-style-name="Standard">
      <style:paragraph-properties fo:text-align="start" style:justify-single-word="false"/>
      <style:text-properties officeooo:paragraph-rsid="004f04da"/>
    </style:style>
    <style:style style:name="P14" style:family="paragraph" style:parent-style-name="Standard">
      <style:paragraph-properties fo:text-align="start" style:justify-single-word="false"/>
      <style:text-properties officeooo:paragraph-rsid="00526ec1"/>
    </style:style>
    <style:style style:name="P15" style:family="paragraph" style:parent-style-name="Standard">
      <style:paragraph-properties fo:text-align="start" style:justify-single-word="false"/>
      <style:text-properties officeooo:paragraph-rsid="005653e5"/>
    </style:style>
    <style:style style:name="P16" style:family="paragraph" style:parent-style-name="Standard">
      <style:paragraph-properties fo:text-align="start" style:justify-single-word="false"/>
      <style:text-properties officeooo:paragraph-rsid="008135b9"/>
    </style:style>
    <style:style style:name="P17" style:family="paragraph" style:parent-style-name="Standard">
      <style:paragraph-properties fo:text-align="start" style:justify-single-word="false"/>
      <style:text-properties officeooo:paragraph-rsid="0082714d"/>
    </style:style>
    <style:style style:name="P18" style:family="paragraph" style:parent-style-name="Standard">
      <style:paragraph-properties fo:text-align="start" style:justify-single-word="false"/>
      <style:text-properties officeooo:paragraph-rsid="0086b043"/>
    </style:style>
    <style:style style:name="P19" style:family="paragraph" style:parent-style-name="Standard">
      <style:paragraph-properties fo:text-align="start" style:justify-single-word="false"/>
      <style:text-properties officeooo:paragraph-rsid="00884feb"/>
    </style:style>
    <style:style style:name="P20" style:family="paragraph" style:parent-style-name="Standard">
      <style:paragraph-properties fo:text-align="start" style:justify-single-word="false"/>
      <style:text-properties officeooo:paragraph-rsid="0091c932"/>
    </style:style>
    <style:style style:name="P21" style:family="paragraph" style:parent-style-name="Standard">
      <style:paragraph-properties fo:text-align="start" style:justify-single-word="false"/>
      <style:text-properties officeooo:paragraph-rsid="00b641a3"/>
    </style:style>
    <style:style style:name="P22" style:family="paragraph" style:parent-style-name="Standard">
      <style:paragraph-properties fo:text-align="start" style:justify-single-word="false"/>
      <style:text-properties officeooo:rsid="0045d5fc" officeooo:paragraph-rsid="0045d5fc"/>
    </style:style>
    <style:style style:name="P23" style:family="paragraph" style:parent-style-name="Standard">
      <style:paragraph-properties fo:text-align="start" style:justify-single-word="false"/>
      <style:text-properties officeooo:rsid="004b9cb3" officeooo:paragraph-rsid="004b9cb3"/>
    </style:style>
    <style:style style:name="P24" style:family="paragraph" style:parent-style-name="Standard">
      <style:paragraph-properties fo:text-align="start" style:justify-single-word="false"/>
      <style:text-properties officeooo:rsid="004f04da" officeooo:paragraph-rsid="005653e5"/>
    </style:style>
    <style:style style:name="P25" style:family="paragraph" style:parent-style-name="Standard">
      <style:paragraph-properties fo:text-align="start" style:justify-single-word="false"/>
      <style:text-properties officeooo:rsid="0056e6dc" officeooo:paragraph-rsid="0056e6dc"/>
    </style:style>
    <style:style style:name="P26" style:family="paragraph" style:parent-style-name="Standard">
      <style:paragraph-properties fo:text-align="start" style:justify-single-word="false"/>
      <style:text-properties officeooo:rsid="00598feb" officeooo:paragraph-rsid="00598feb"/>
    </style:style>
    <style:style style:name="P27" style:family="paragraph" style:parent-style-name="Standard">
      <style:paragraph-properties fo:text-align="start" style:justify-single-word="false"/>
      <style:text-properties officeooo:rsid="005b8d08" officeooo:paragraph-rsid="005b8d08"/>
    </style:style>
    <style:style style:name="P28" style:family="paragraph" style:parent-style-name="Standard">
      <style:paragraph-properties fo:text-align="start" style:justify-single-word="false"/>
      <style:text-properties officeooo:rsid="005ed39e" officeooo:paragraph-rsid="005ed39e"/>
    </style:style>
    <style:style style:name="P29" style:family="paragraph" style:parent-style-name="Standard">
      <style:paragraph-properties fo:text-align="start" style:justify-single-word="false"/>
      <style:text-properties officeooo:rsid="00618fc8" officeooo:paragraph-rsid="0062eb23"/>
    </style:style>
    <style:style style:name="P30" style:family="paragraph" style:parent-style-name="Standard">
      <style:paragraph-properties fo:text-align="start" style:justify-single-word="false"/>
      <style:text-properties officeooo:rsid="0066509c" officeooo:paragraph-rsid="0066509c"/>
    </style:style>
    <style:style style:name="P31" style:family="paragraph" style:parent-style-name="Standard">
      <style:paragraph-properties fo:text-align="start" style:justify-single-word="false"/>
      <style:text-properties officeooo:rsid="0066509c" officeooo:paragraph-rsid="006f9cfc"/>
    </style:style>
    <style:style style:name="P32" style:family="paragraph" style:parent-style-name="Standard">
      <style:paragraph-properties fo:text-align="start" style:justify-single-word="false"/>
      <style:text-properties officeooo:rsid="00681486" officeooo:paragraph-rsid="006b0394"/>
    </style:style>
    <style:style style:name="P33" style:family="paragraph" style:parent-style-name="Standard">
      <style:paragraph-properties fo:text-align="start" style:justify-single-word="false"/>
      <style:text-properties officeooo:rsid="00681486" officeooo:paragraph-rsid="006f9cfc"/>
    </style:style>
    <style:style style:name="P34" style:family="paragraph" style:parent-style-name="Standard">
      <style:paragraph-properties fo:text-align="start" style:justify-single-word="false"/>
      <style:text-properties officeooo:rsid="006b0394" officeooo:paragraph-rsid="006b0394"/>
    </style:style>
    <style:style style:name="P35" style:family="paragraph" style:parent-style-name="Standard">
      <style:paragraph-properties fo:text-align="start" style:justify-single-word="false"/>
      <style:text-properties officeooo:rsid="006ce62d" officeooo:paragraph-rsid="006ce62d"/>
    </style:style>
    <style:style style:name="P36" style:family="paragraph" style:parent-style-name="Standard">
      <style:paragraph-properties fo:text-align="start" style:justify-single-word="false"/>
      <style:text-properties officeooo:rsid="006efe30" officeooo:paragraph-rsid="006efe30"/>
    </style:style>
    <style:style style:name="P37" style:family="paragraph" style:parent-style-name="Standard">
      <style:paragraph-properties fo:text-align="start" style:justify-single-word="false"/>
      <style:text-properties officeooo:rsid="00741708" officeooo:paragraph-rsid="00741708"/>
    </style:style>
    <style:style style:name="P38" style:family="paragraph" style:parent-style-name="Standard">
      <style:paragraph-properties fo:text-align="start" style:justify-single-word="false"/>
      <style:text-properties officeooo:rsid="0075f7a5" officeooo:paragraph-rsid="0077c72c"/>
    </style:style>
    <style:style style:name="P39" style:family="paragraph" style:parent-style-name="Standard">
      <style:paragraph-properties fo:text-align="start" style:justify-single-word="false"/>
      <style:text-properties officeooo:rsid="007aaf52" officeooo:paragraph-rsid="007adc1f"/>
    </style:style>
    <style:style style:name="P40" style:family="paragraph" style:parent-style-name="Standard">
      <style:paragraph-properties fo:text-align="start" style:justify-single-word="false"/>
      <style:text-properties officeooo:rsid="0082714d" officeooo:paragraph-rsid="0082714d"/>
    </style:style>
    <style:style style:name="P41" style:family="paragraph" style:parent-style-name="Standard">
      <style:paragraph-properties fo:text-align="start" style:justify-single-word="false"/>
      <style:text-properties officeooo:rsid="0086b043" officeooo:paragraph-rsid="0086b043"/>
    </style:style>
    <style:style style:name="P42" style:family="paragraph" style:parent-style-name="Standard">
      <style:paragraph-properties fo:text-align="start" style:justify-single-word="false"/>
      <style:text-properties officeooo:rsid="00884feb" officeooo:paragraph-rsid="00884feb"/>
    </style:style>
    <style:style style:name="P43" style:family="paragraph" style:parent-style-name="Standard">
      <style:paragraph-properties fo:text-align="start" style:justify-single-word="false"/>
      <style:text-properties officeooo:rsid="00887301" officeooo:paragraph-rsid="00887301"/>
    </style:style>
    <style:style style:name="P44" style:family="paragraph" style:parent-style-name="Standard">
      <style:paragraph-properties fo:text-align="start" style:justify-single-word="false"/>
      <style:text-properties officeooo:rsid="008fcf66" officeooo:paragraph-rsid="0086b043"/>
    </style:style>
    <style:style style:name="P45" style:family="paragraph" style:parent-style-name="Standard">
      <style:paragraph-properties fo:text-align="start" style:justify-single-word="false"/>
      <style:text-properties officeooo:rsid="008fcf66" officeooo:paragraph-rsid="008fcf66"/>
    </style:style>
    <style:style style:name="P46" style:family="paragraph" style:parent-style-name="Standard">
      <style:paragraph-properties fo:text-align="start" style:justify-single-word="false"/>
      <style:text-properties officeooo:rsid="0090bfb1" officeooo:paragraph-rsid="0090bfb1"/>
    </style:style>
    <style:style style:name="P47" style:family="paragraph" style:parent-style-name="Standard">
      <style:paragraph-properties fo:text-align="start" style:justify-single-word="false"/>
      <style:text-properties officeooo:rsid="00933ff7" officeooo:paragraph-rsid="00933ff7"/>
    </style:style>
    <style:style style:name="P48" style:family="paragraph" style:parent-style-name="Standard">
      <style:paragraph-properties fo:text-align="start" style:justify-single-word="false"/>
      <style:text-properties officeooo:rsid="0093c9ff" officeooo:paragraph-rsid="0093c9ff"/>
    </style:style>
    <style:style style:name="P49" style:family="paragraph" style:parent-style-name="Standard">
      <style:paragraph-properties fo:text-align="start" style:justify-single-word="false"/>
      <style:text-properties officeooo:rsid="0093c9ff" officeooo:paragraph-rsid="009473d9"/>
    </style:style>
    <style:style style:name="P50" style:family="paragraph" style:parent-style-name="Standard">
      <style:paragraph-properties fo:text-align="start" style:justify-single-word="false"/>
      <style:text-properties officeooo:rsid="00979a67" officeooo:paragraph-rsid="0097eb43"/>
    </style:style>
    <style:style style:name="P51" style:family="paragraph" style:parent-style-name="Standard">
      <style:paragraph-properties fo:text-align="start" style:justify-single-word="false"/>
      <style:text-properties officeooo:rsid="0097eb43" officeooo:paragraph-rsid="0099cd33"/>
    </style:style>
    <style:style style:name="P52" style:family="paragraph" style:parent-style-name="Standard">
      <style:paragraph-properties fo:text-align="start" style:justify-single-word="false"/>
      <style:text-properties officeooo:rsid="009b03be" officeooo:paragraph-rsid="009b501f"/>
    </style:style>
    <style:style style:name="P53" style:family="paragraph" style:parent-style-name="Standard">
      <style:paragraph-properties fo:text-align="start" style:justify-single-word="false"/>
      <style:text-properties officeooo:rsid="00a23975" officeooo:paragraph-rsid="00a23975"/>
    </style:style>
    <style:style style:name="P54" style:family="paragraph" style:parent-style-name="Standard">
      <style:paragraph-properties fo:text-align="start" style:justify-single-word="false"/>
      <style:text-properties officeooo:rsid="00a4e20d" officeooo:paragraph-rsid="00a4e20d"/>
    </style:style>
    <style:style style:name="P55" style:family="paragraph" style:parent-style-name="Standard">
      <style:paragraph-properties fo:text-align="start" style:justify-single-word="false"/>
      <style:text-properties officeooo:rsid="00aa1b38" officeooo:paragraph-rsid="00afe457"/>
    </style:style>
    <style:style style:name="P56" style:family="paragraph" style:parent-style-name="Standard">
      <style:paragraph-properties fo:text-align="start" style:justify-single-word="false"/>
      <style:text-properties officeooo:rsid="00b7ceb8" officeooo:paragraph-rsid="00b7ceb8"/>
    </style:style>
    <style:style style:name="T1" style:family="text">
      <style:text-properties officeooo:rsid="0024fea3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808a3f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24fea3"/>
    </style:style>
    <style:style style:name="T6" style:family="text">
      <style:text-properties style:text-position="0% 100%" officeooo:rsid="0027bb42"/>
    </style:style>
    <style:style style:name="T7" style:family="text">
      <style:text-properties style:text-position="0% 100%" officeooo:rsid="00292115"/>
    </style:style>
    <style:style style:name="T8" style:family="text">
      <style:text-properties style:text-position="0% 100%" officeooo:rsid="00295506"/>
    </style:style>
    <style:style style:name="T9" style:family="text">
      <style:text-properties style:text-position="0% 100%" officeooo:rsid="002a70cf"/>
    </style:style>
    <style:style style:name="T10" style:family="text">
      <style:text-properties style:text-position="0% 100%" officeooo:rsid="002b9a17"/>
    </style:style>
    <style:style style:name="T11" style:family="text">
      <style:text-properties style:text-position="0% 100%" officeooo:rsid="002d2303"/>
    </style:style>
    <style:style style:name="T12" style:family="text">
      <style:text-properties style:text-position="0% 100%" officeooo:rsid="002e5d70"/>
    </style:style>
    <style:style style:name="T13" style:family="text">
      <style:text-properties style:text-position="0% 100%" officeooo:rsid="002e8119"/>
    </style:style>
    <style:style style:name="T14" style:family="text">
      <style:text-properties style:text-position="0% 100%" officeooo:rsid="003077e7"/>
    </style:style>
    <style:style style:name="T15" style:family="text">
      <style:text-properties style:text-position="0% 100%" officeooo:rsid="0031d4cb"/>
    </style:style>
    <style:style style:name="T16" style:family="text">
      <style:text-properties style:text-position="0% 100%" officeooo:rsid="0031ed8b"/>
    </style:style>
    <style:style style:name="T17" style:family="text">
      <style:text-properties style:text-position="0% 100%" officeooo:rsid="00346573"/>
    </style:style>
    <style:style style:name="T18" style:family="text">
      <style:text-properties style:text-position="0% 100%" officeooo:rsid="0034f988"/>
    </style:style>
    <style:style style:name="T19" style:family="text">
      <style:text-properties style:text-position="0% 100%" officeooo:rsid="0035004b"/>
    </style:style>
    <style:style style:name="T20" style:family="text">
      <style:text-properties style:text-position="0% 100%" officeooo:rsid="00366473"/>
    </style:style>
    <style:style style:name="T21" style:family="text">
      <style:text-properties style:text-position="0% 100%" officeooo:rsid="003ad868"/>
    </style:style>
    <style:style style:name="T22" style:family="text">
      <style:text-properties style:text-position="0% 100%" officeooo:rsid="003c9df6"/>
    </style:style>
    <style:style style:name="T23" style:family="text">
      <style:text-properties style:text-position="0% 100%" officeooo:rsid="003e706c"/>
    </style:style>
    <style:style style:name="T24" style:family="text">
      <style:text-properties style:text-position="0% 100%" officeooo:rsid="003ec44e"/>
    </style:style>
    <style:style style:name="T25" style:family="text">
      <style:text-properties style:text-position="0% 100%" officeooo:rsid="0042b99c"/>
    </style:style>
    <style:style style:name="T26" style:family="text">
      <style:text-properties style:text-position="0% 100%" officeooo:rsid="00439a6f"/>
    </style:style>
    <style:style style:name="T27" style:family="text">
      <style:text-properties style:text-position="0% 100%" officeooo:rsid="00808a3f"/>
    </style:style>
    <style:style style:name="T28" style:family="text">
      <style:text-properties style:text-position="0% 100%" officeooo:rsid="00a2ca5f"/>
    </style:style>
    <style:style style:name="T29" style:family="text">
      <style:text-properties style:text-position="0% 100%" fo:font-weight="bold" officeooo:rsid="00a40608" style:font-weight-asian="bold" style:font-weight-complex="bold"/>
    </style:style>
    <style:style style:name="T30" style:family="text">
      <style:text-properties style:text-position="0% 100%" officeooo:rsid="00ae378a"/>
    </style:style>
    <style:style style:name="T31" style:family="text">
      <style:text-properties style:text-position="0% 100%" officeooo:rsid="00aba9bb"/>
    </style:style>
    <style:style style:name="T32" style:family="text">
      <style:text-properties style:text-position="0% 100%" officeooo:rsid="00b1c828"/>
    </style:style>
    <style:style style:name="T33" style:family="text">
      <style:text-properties style:text-position="0% 100%" officeooo:rsid="00b39d5a"/>
    </style:style>
    <style:style style:name="T34" style:family="text">
      <style:text-properties style:text-position="0% 100%" officeooo:rsid="00b4dc77"/>
    </style:style>
    <style:style style:name="T35" style:family="text">
      <style:text-properties style:text-position="0% 100%" officeooo:rsid="00b641a3"/>
    </style:style>
    <style:style style:name="T36" style:family="text">
      <style:text-properties style:text-position="0% 100%" officeooo:rsid="00b002c9"/>
    </style:style>
    <style:style style:name="T37" style:family="text">
      <style:text-properties style:text-position="0% 100%" officeooo:rsid="00b7a090"/>
    </style:style>
    <style:style style:name="T38" style:family="text">
      <style:text-properties style:text-position="0% 100%" officeooo:rsid="00b9bc38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24fea3"/>
    </style:style>
    <style:style style:name="T41" style:family="text">
      <style:text-properties style:text-position="super 58%" officeooo:rsid="002a70cf"/>
    </style:style>
    <style:style style:name="T42" style:family="text">
      <style:text-properties style:text-position="super 58%" officeooo:rsid="003ec44e"/>
    </style:style>
    <style:style style:name="T43" style:family="text">
      <style:text-properties style:text-position="super 58%" officeooo:rsid="00887301"/>
    </style:style>
    <style:style style:name="T44" style:family="text">
      <style:text-properties style:text-position="super 58%" officeooo:rsid="00ae378a"/>
    </style:style>
    <style:style style:name="T45" style:family="text">
      <style:text-properties officeooo:rsid="00477641"/>
    </style:style>
    <style:style style:name="T46" style:family="text">
      <style:text-properties officeooo:rsid="004b9cb3"/>
    </style:style>
    <style:style style:name="T47" style:family="text">
      <style:text-properties officeooo:rsid="004d316d"/>
    </style:style>
    <style:style style:name="T48" style:family="text">
      <style:text-properties officeooo:rsid="004f04da"/>
    </style:style>
    <style:style style:name="T49" style:family="text">
      <style:text-properties fo:font-variant="normal" fo:text-transform="none" fo:color="#252525" fo:letter-spacing="normal"/>
    </style:style>
    <style:style style:name="T50" style:family="text">
      <style:text-properties fo:font-variant="normal" fo:text-transform="none" fo:color="#252525" fo:letter-spacing="normal" officeooo:rsid="004f04da"/>
    </style:style>
    <style:style style:name="T51" style:family="text">
      <style:text-properties fo:font-variant="normal" fo:text-transform="none" fo:color="#252525" fo:letter-spacing="normal" officeooo:rsid="00502504"/>
    </style:style>
    <style:style style:name="T52" style:family="text">
      <style:text-properties fo:font-variant="normal" fo:text-transform="none" fo:color="#252525" fo:letter-spacing="normal" officeooo:rsid="0058404c"/>
    </style:style>
    <style:style style:name="T53" style:family="text">
      <style:text-properties fo:font-variant="normal" fo:text-transform="none" fo:color="#252525" fo:letter-spacing="normal" officeooo:rsid="00597f87"/>
    </style:style>
    <style:style style:name="T54" style:family="text">
      <style:text-properties fo:font-variant="normal" fo:text-transform="none" fo:color="#252525" fo:letter-spacing="normal" officeooo:rsid="0060cc3a"/>
    </style:style>
    <style:style style:name="T55" style:family="text">
      <style:text-properties fo:font-variant="normal" fo:text-transform="none" fo:color="#252525" fo:letter-spacing="normal" officeooo:rsid="005ed39e"/>
    </style:style>
    <style:style style:name="T56" style:family="text">
      <style:text-properties fo:font-variant="normal" fo:text-transform="none" fo:color="#252525" fo:letter-spacing="normal" officeooo:rsid="00618fc8"/>
    </style:style>
    <style:style style:name="T57" style:family="text">
      <style:text-properties fo:font-variant="normal" fo:text-transform="none" fo:color="#252525" fo:letter-spacing="normal" officeooo:rsid="007cb646"/>
    </style:style>
    <style:style style:name="T58" style:family="text">
      <style:text-properties officeooo:rsid="00526ec1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526ec1" style:font-weight-asian="bold" style:font-weight-complex="bold"/>
    </style:style>
    <style:style style:name="T61" style:family="text">
      <style:text-properties fo:font-weight="bold" officeooo:rsid="009b501f" style:font-weight-asian="bold" style:font-weight-complex="bold"/>
    </style:style>
    <style:style style:name="T62" style:family="text">
      <style:text-properties fo:font-weight="bold" officeooo:rsid="00a05e7f" style:font-weight-asian="bold" style:font-weight-complex="bold"/>
    </style:style>
    <style:style style:name="T63" style:family="text">
      <style:text-properties fo:font-weight="bold" officeooo:rsid="00a98f1c" style:font-weight-asian="bold" style:font-weight-complex="bold"/>
    </style:style>
    <style:style style:name="T64" style:family="text">
      <style:text-properties officeooo:rsid="00549df8"/>
    </style:style>
    <style:style style:name="T65" style:family="text">
      <style:text-properties officeooo:rsid="00618fc8"/>
    </style:style>
    <style:style style:name="T66" style:family="text">
      <style:text-properties officeooo:rsid="0067cc49"/>
    </style:style>
    <style:style style:name="T67" style:family="text">
      <style:text-properties officeooo:rsid="0069c4d4"/>
    </style:style>
    <style:style style:name="T68" style:family="text">
      <style:text-properties officeooo:rsid="006d6005"/>
    </style:style>
    <style:style style:name="T69" style:family="text">
      <style:text-properties officeooo:rsid="006f8d90"/>
    </style:style>
    <style:style style:name="T70" style:family="text">
      <style:text-properties officeooo:rsid="0071a9eb"/>
    </style:style>
    <style:style style:name="T71" style:family="text">
      <style:text-properties officeooo:rsid="00741708"/>
    </style:style>
    <style:style style:name="T72" style:family="text">
      <style:text-properties officeooo:rsid="007adc1f"/>
    </style:style>
    <style:style style:name="T73" style:family="text">
      <style:text-properties officeooo:rsid="0082714d"/>
    </style:style>
    <style:style style:name="T74" style:family="text">
      <style:text-properties officeooo:rsid="0084c47f"/>
    </style:style>
    <style:style style:name="T75" style:family="text">
      <style:text-properties officeooo:rsid="0086b043"/>
    </style:style>
    <style:style style:name="T76" style:family="text">
      <style:text-properties officeooo:rsid="00884feb"/>
    </style:style>
    <style:style style:name="T77" style:family="text">
      <style:text-properties officeooo:rsid="00887301"/>
    </style:style>
    <style:style style:name="T78" style:family="text">
      <style:text-properties officeooo:rsid="0090bfb1"/>
    </style:style>
    <style:style style:name="T79" style:family="text">
      <style:text-properties officeooo:rsid="0091c932"/>
    </style:style>
    <style:style style:name="T80" style:family="text">
      <style:text-properties officeooo:rsid="009473d9"/>
    </style:style>
    <style:style style:name="T81" style:family="text">
      <style:text-properties officeooo:rsid="0097eb43"/>
    </style:style>
    <style:style style:name="T82" style:family="text">
      <style:text-properties officeooo:rsid="009b501f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officeooo:rsid="00a6c0f3"/>
    </style:style>
    <style:style style:name="T85" style:family="text">
      <style:text-properties officeooo:rsid="00aba9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Jaffe</text:p>
      <text:p text:style-name="P1">Theory of Computation</text:p>
      <text:p text:style-name="P1">Due 1/20/16</text:p>
      <text:p text:style-name="P1"/>
      <text:p text:style-name="P7">Problem Set 1</text:p>
      <text:p text:style-name="P2"/>
      <text:p text:style-name="P3"><text:span text:style-name="T60">Problem </text:span><text:span text:style-name="T59">1.</text:span> <text:span text:style-name="T1">Prove by induction on the number of elements in S: If S is any nonempty set the number of different nonempty subsets of S is 2</text:span><text:span text:style-name="T40">|S|</text:span><text:span text:style-name="T5"> - 1.</text:span></text:p>
      <text:p text:style-name="P3"/>
      <text:p text:style-name="P9"><text:span text:style-name="T5">B</text:span><text:span text:style-name="T4">ase case: </text:span><text:span text:style-name="T6">The smallest nonempty set is one which contains a single element. </text:span><text:span text:style-name="T7">If a set contains one element, it has two subsets: the empty set, and the set containing that element. </text:span><text:span text:style-name="T8">Thus it contains just one nonempty subset. </text:span><text:span text:style-name="T9">Now, applying the hypothesis: 2</text:span><text:span text:style-name="T41">1</text:span><text:span text:style-name="T9"> – 1 = 1. </text:span><text:span text:style-name="T10">These values are equal, proving</text:span><text:span text:style-name="T9"> the hypothesis for the base case.</text:span></text:p>
      <text:p text:style-name="P9"/>
      <text:p text:style-name="P10"><text:span text:style-name="T9">I</text:span><text:span text:style-name="T4">nduction step: </text:span><text:span text:style-name="T11">Let us first determine how many new subsets are introduced when an element is added to a set. </text:span><text:span text:style-name="T12">Take the set {a}, </text:span><text:span text:style-name="T13">which has one nonempty subset, {a}</text:span><text:span text:style-name="T12">. </text:span><text:span text:style-name="T13">When element 'b' is added, there are now </text:span><text:span text:style-name="T16">three</text:span><text:span text:style-name="T13"> nonempty subsets: {a}, {b}, {a,b}. </text:span><text:span text:style-name="T14">We can see a pattern emerging when adding element 'c'. </text:span><text:span text:style-name="T15">We have </text:span><text:span text:style-name="T16">seven</text:span><text:span text:style-name="T15"> nonempty subsets, the three old ones {a}, {b}, {a,b}, plus four new ones: {c}, {a,c}, {b,c}, {a,b,c}. </text:span><text:span text:style-name="T17">When we add a new element to a set, </text:span><text:span text:style-name="T18">we get all the subsets of the previous set, with the new element added, plus the new element in its own set. </text:span><text:span text:style-name="T19">To quantify this rule, let us define N(x) as the number of nonempty subsets of a set with x elements. </text:span><text:span text:style-name="T20">Then: N(|S| + 1) = 2*N(S) + 1. </text:span><text:span text:style-name="T21">Substituting in the </text:span><text:span text:style-name="T22">induction hypothesis, </text:span><text:span text:style-name="T23">we can create the following equality: </text:span><text:span text:style-name="T24">2*(2</text:span><text:span text:style-name="T42">|S| </text:span><text:span text:style-name="T24"><text:s/>– 1) + 1 = 2</text:span><text:span text:style-name="T42">|S| + 1</text:span><text:span text:style-name="T24"> – 1. </text:span><text:span text:style-name="T25">On each side is a different representation of the set with |S|+1 elements. </text:span><text:span text:style-name="T26">Reducing this equality:</text:span></text:p>
      <text:p text:style-name="P11"><text:span text:style-name="T4">→ 2</text:span><text:span text:style-name="T39">|S|+1</text:span><text:span text:style-name="T4"> – 2 + 1 =</text:span><text:span text:style-name="T24"> 2</text:span><text:span text:style-name="T42">|S| + 1</text:span><text:span text:style-name="T24"> – 1</text:span></text:p>
      <text:p text:style-name="P11"><text:span text:style-name="T24">→</text:span><text:span text:style-name="T4"> </text:span><text:span text:style-name="T24">2</text:span><text:span text:style-name="T42">|S| + 1</text:span><text:span text:style-name="T24"> – 1 </text:span><text:span text:style-name="T4">= </text:span><text:span text:style-name="T24">2</text:span><text:span text:style-name="T42">|S| + 1</text:span><text:span text:style-name="T24"> – 1</text:span></text:p>
      <text:p text:style-name="P22"/>
      <text:p text:style-name="P22">Conclusion: <text:span text:style-name="T45">By the principle of induction, the hypothesis is therefore true for all nonempty sets.</text:span></text:p>
      <text:p text:style-name="P3"/>
      <text:p text:style-name="P14"><text:span text:style-name="T60">Problem 2.</text:span><text:span text:style-name="T58"> Use the contrapositive to prove: If x,y </text:span>∈ <text:span text:style-name="T49">ℤ</text:span><text:span text:style-name="T46"> and both xy and x+y are even, then both x and y are even.</text:span></text:p>
      <text:p text:style-name="P12"/>
      <text:p text:style-name="P24">To restate the definitions of even and off for reference:</text:p>
      <text:p text:style-name="P15"><text:span text:style-name="T48">x is even iff x=2a for some a ∈ </text:span><text:span text:style-name="T49">ℤ</text:span></text:p>
      <text:p text:style-name="P15"><text:span text:style-name="T50">x is </text:span><text:span text:style-name="T51">odd</text:span><text:span text:style-name="T50"> iff x=2a</text:span><text:span text:style-name="T51">+1</text:span><text:span text:style-name="T50"> for some a ∈ </text:span><text:span text:style-name="T49">ℤ</text:span></text:p>
      <text:p text:style-name="P12"/>
      <text:p text:style-name="P23">The contrapositive can be stated as follow<text:span text:style-name="T64">s</text:span>: <text:span text:style-name="T47">If x and y are not both even, then xy and x+y are not both even.</text:span></text:p>
      <text:p text:style-name="P23"/>
      <text:p text:style-name="P25">For x,y ∈ <text:span text:style-name="T49">ℤ, there are four possible combinations of even and odd. </text:span><text:span text:style-name="T52">We need </text:span><text:span text:style-name="T53">to observe the three cases in which x and y are not both even.</text:span></text:p>
      <text:p text:style-name="P25"/>
      <text:p text:style-name="P26"><text:span text:style-name="T53">C</text:span><text:span text:style-name="T49">ase 1: x and y both odd</text:span></text:p>
      <text:p text:style-name="P28">Therefore, x = 2a<text:span text:style-name="T65">+1</text:span> for <text:span text:style-name="T48">some a ∈ </text:span><text:span text:style-name="T49">ℤ, and y = 2b+1 </text:span><text:span text:style-name="T54">for </text:span><text:span text:style-name="T50">some </text:span><text:span text:style-name="T56">b</text:span><text:span text:style-name="T50"> ∈ </text:span><text:span text:style-name="T49">ℤ.</text:span></text:p>
      <text:p text:style-name="P30">To show that xy and x+y are not both even, it is sufficient to show that just one is not even. <text:span text:style-name="T66">We will use xy in this case:</text:span></text:p>
      <text:p text:style-name="P32">xy = (2a + 1)(2b + 1) <text:span text:style-name="T67">= </text:span></text:p>
      <text:p text:style-name="P32"><text:span text:style-name="T67">4ab + 2a + 2b + 1 =</text:span></text:p>
      <text:p text:style-name="P34">2(2ab + a + b) + 1</text:p>
      <text:p text:style-name="P35"><text:span text:style-name="T68">Let</text:span> c = 2ab + a + b, <text:span text:style-name="T71">where</text:span> <text:span text:style-name="T68">c is an integer because the integers are closed under addition and </text:span><text:soft-page-break/><text:span text:style-name="T68">multiplication.</text:span></text:p>
      <text:p text:style-name="P36">Then xy = 2c+1, so is odd. <text:span text:style-name="T69">Thus xy and x+y are not both even, because xy is odd.</text:span></text:p>
      <text:p text:style-name="P13"/>
      <text:p text:style-name="P27">Case 2: x even, y odd</text:p>
      <text:p text:style-name="P29">Therefore, x = 2a <text:span text:style-name="T54">for </text:span><text:span text:style-name="T50">some </text:span><text:span text:style-name="T49">a</text:span><text:span text:style-name="T50"> ∈ </text:span><text:span text:style-name="T55">ℤ, and y = 2b+1 </text:span><text:span text:style-name="T54">for </text:span><text:span text:style-name="T50">some </text:span><text:span text:style-name="T49">b</text:span><text:span text:style-name="T50"> ∈ </text:span><text:span text:style-name="T55">ℤ.</text:span></text:p>
      <text:p text:style-name="P31">To show that xy and x+y are not both even, it is sufficient to show that just one is not even. <text:span text:style-name="T66">We will use x+y in this case:</text:span></text:p>
      <text:p text:style-name="P33">x<text:span text:style-name="T70">+</text:span>y = <text:span text:style-name="T71">2a + 2b + 1 =</text:span></text:p>
      <text:p text:style-name="P37">2(a+b) + 1</text:p>
      <text:p text:style-name="P37">Let c = a+b, where c is an integer because the integers are closed under addition.</text:p>
      <text:p text:style-name="P38">Then x+y = 2c + 1, so is odd. <text:span text:style-name="T69">Thus xy and x+y are not both even, because x+y is odd.</text:span></text:p>
      <text:p text:style-name="P33"/>
      <text:p text:style-name="P27">Case 3: x odd, y even</text:p>
      <text:p text:style-name="P27">Symmetric to case 2, proved without loss of generality.</text:p>
      <text:p text:style-name="P27"/>
      <text:p text:style-name="P39">Conclusion: <text:span text:style-name="T72">By proving that xy and x+y are not both even for the three relevant combinations (even, odd) of x,y </text:span><text:span text:style-name="T50">∈ </text:span><text:span text:style-name="T55">ℤ, </text:span><text:span text:style-name="T57">we have proved the contrapositive of the original statement, and therefore also the original statement.</text:span></text:p>
      <text:p text:style-name="P5"/>
      <text:p text:style-name="P16"><text:span text:style-name="T60">Problem 3.</text:span><text:span text:style-name="T58"> Suppose R</text:span><text:span text:style-name="T3">&lt;</text:span><text:span text:style-name="T27"> is the usual “less than” relation on the reals, so R</text:span><text:span text:style-name="T3">&lt; </text:span><text:span text:style-name="T27">= {(a,b): a,b </text:span>∈ ℝ and a &lt; b}.</text:p>
      <text:p text:style-name="P16"/>
      <text:p text:style-name="P17"><text:span text:style-name="T73">a) </text:span>Does R<text:span text:style-name="T2">&lt;</text:span> have property of being transitive?</text:p>
      <text:p text:style-name="P17"/>
      <text:p text:style-name="P52">Yes, R<text:span text:style-name="T2">&lt;</text:span> <text:span text:style-name="T82">has the property of being transitive. If a &lt; b, and b &lt; c, then a &lt; c.</text:span><text:span text:style-name="T61"> </text:span><text:span text:style-name="T62">NEEDS MORE</text:span></text:p>
      <text:p text:style-name="P40"/>
      <text:p text:style-name="P17"><text:span text:style-name="T73">b) </text:span>Describe the reflexive closure of R<text:span text:style-name="T2">&lt;</text:span>. Identify a particular operator that describes this relation.</text:p>
      <text:p text:style-name="P40"/>
      <text:p text:style-name="P54">a &lt; a is false, so we must add elements to the relation. <text:span text:style-name="T84">The only basic comparator in {&lt;, &gt;, ==) true for the reflexive property is ==. So the smallest we can keep the relation while maintaining the &lt; operator is &lt;=. </text:span><text:span text:style-name="T63">NEEDS MORE</text:span></text:p>
      <text:p text:style-name="P40"/>
      <text:p text:style-name="P17"><text:span text:style-name="T73">c) </text:span>Describe the symmetric closure of R<text:span text:style-name="T2">&lt;</text:span>. Again, identify a particular operator, <text:span text:style-name="T74">if you can.</text:span></text:p>
      <text:p text:style-name="P3"/>
      <text:p text:style-name="P53">R<text:span text:style-name="T2">&lt;</text:span><text:span text:style-name="T4"> is not closed under symmetry. </text:span><text:span text:style-name="T28">The == operator alone works. </text:span><text:span text:style-name="T29">NEEDS MORE</text:span></text:p>
      <text:p text:style-name="P3"/>
      <text:p text:style-name="P14"><text:span text:style-name="T60">Problem 4.</text:span><text:span text:style-name="T58"> </text:span>Let Σ = {a, b, c}. Describe the following languages over Σ* as succinctly as possible. </text:p>
      <text:p text:style-name="P4"/>
      <text:p text:style-name="P18"><text:span text:style-name="T75">a) </text:span>{a<text:span text:style-name="T39">n</text:span>b<text:span text:style-name="T39">n</text:span> : n ≥ 0} ∩ {b<text:span text:style-name="T39">2n</text:span> : n ≥ 0}</text:p>
      <text:p text:style-name="P44"/>
      <text:p text:style-name="P45">Any string that contains an a will have an empty intersection set. <text:span text:style-name="T78">So the only relevant value of n is 0, which produces the empty string on both sides.</text:span></text:p>
      <text:p text:style-name="P46">Answer: ɛ</text:p>
      <text:p text:style-name="P41"/>
      <text:p text:style-name="P18"><text:span text:style-name="T75">b) </text:span>Σ* - Σ*</text:p>
      <text:p text:style-name="P18"/>
      <text:p text:style-name="P20"><text:span text:style-name="T79">Answer: </text:span>Ø</text:p>
      <text:p text:style-name="P41"/>
      <text:p text:style-name="P18"><text:span text:style-name="T75">c) </text:span>The complement of this union: {x : x = by, y ∈ Σ*} U {x : x = cy, y ∈ Σ*} U ɛ</text:p>
      <text:p text:style-name="P18"/>
      <text:p text:style-name="P47"><text:soft-page-break/>In words: {All strings starting with b} U {All strings starting with c} U ɛ</text:p>
      <text:p text:style-name="P48">Since Σ = {a, b, c}, the complement leaves only strings which start with a.</text:p>
      <text:p text:style-name="P49">Answer: <text:span text:style-name="T80">{x: x = ay, y ∈ Σ*}</text:span></text:p>
      <text:p text:style-name="P41"/>
      <text:p text:style-name="P18"><text:span text:style-name="T75">d) </text:span>{x : x = yaz, y, z ∈ Σ*} U {x : x = ybz, y, z ∈ Σ*} U {x : x = ycz, y, z ∈ Σ*}</text:p>
      <text:p text:style-name="P18"/>
      <text:p text:style-name="P50">In words: Any string containing a, b, or c. ɛ <text:span text:style-name="T81">is the only valid string which contains none of these.</text:span></text:p>
      <text:p text:style-name="P51">Answer: Σ* - ɛ</text:p>
      <text:p text:style-name="P3"/>
      <text:p text:style-name="P6"><text:span text:style-name="T60">Problem </text:span><text:span text:style-name="T59">5.</text:span> <text:span text:style-name="T77">Let x</text:span><text:span text:style-name="T43">R</text:span><text:span text:style-name="T77"> be the string x reversed, defined inductively as ɛ</text:span><text:span text:style-name="T43">R</text:span><text:span text:style-name="T77"> = ɛ and (xa)</text:span><text:span text:style-name="T43">R</text:span><text:span text:style-name="T77"> = ax</text:span><text:span text:style-name="T43">R</text:span><text:span text:style-name="T77">.</text:span></text:p>
      <text:p text:style-name="P43"><text:s/>Let Q = {x : x ∈ {a,b}* and x = x<text:span text:style-name="T39">R</text:span>} — that is, the set of “palindromes” of a’s and b’s that read</text:p>
      <text:p text:style-name="P43">the same forwards and backwards. aa, bab, and ɛ are examples of members of Q.</text:p>
      <text:p text:style-name="P4"/>
      <text:p text:style-name="P19"><text:span text:style-name="T76">a) </text:span>Prove by contradiction that Q is infinite. </text:p>
      <text:p text:style-name="P19"/>
      <text:p text:style-name="P55">Suppose <text:span text:style-name="T85">Q is finite. We know Σ* is countably infinite. Let us create a set of palindromes </text:span></text:p>
      <text:p text:style-name="P55"><text:span text:style-name="T85">P = {x: yy</text:span><text:span text:style-name="T44">R</text:span><text:span text:style-name="T30">, y ∈ Σ*}</text:span></text:p>
      <text:p text:style-name="P21"><text:span text:style-name="T30">I</text:span><text:span text:style-name="T36">f </text:span><text:span text:style-name="T31">Σ* </text:span><text:span text:style-name="T36">is infinite, P must also be infinite, </text:span><text:span text:style-name="T32">since it contains the same number of elements as </text:span><text:span text:style-name="T31">Σ*. </text:span><text:span text:style-name="T33">Thus, we have arrived at a contradiction: P is a valid set of palindrome</text:span><text:span text:style-name="T37">s</text:span><text:span text:style-name="T33">, and Q is the set of all palindromes. </text:span><text:span text:style-name="T35">Thus, P </text:span><text:span text:style-name="T49">⊆</text:span><text:span text:style-name="T35"> Q must be true. </text:span><text:span text:style-name="T34">Since P is infinite, and Q is finite, P cannot be a subset of Q. For this to be true, Q would also have to be infinite. Thus, we have proved by contradiction that Q is infinite.</text:span></text:p>
      <text:p text:style-name="P42"/>
      <text:p text:style-name="P19"><text:span text:style-name="T76">b) </text:span>Describe a reasonable way to list all the elements of Q in some order that lists every element exactly once. Explain in your own words (including the words “bijection,” “one-to-one,” and “onto”) why this demonstrates that the set is countably infinite.</text:p>
      <text:p text:style-name="P19"/>
      <text:p text:style-name="P56">Q = {x: yy<text:span text:style-name="T39">R</text:span><text:span text:style-name="T4">, y ∈ Σ*} U {x: yay</text:span><text:span text:style-name="T39">R</text:span><text:span text:style-name="T4">, y ∈ Σ*} U {x: yby</text:span><text:span text:style-name="T39">R</text:span><text:span text:style-name="T4">, y ∈ Σ*</text:span><text:span text:style-name="T38">}</text:span></text:p>
      <text:p text:style-name="P56"/>
      <text:p text:style-name="P8"><text:span text:style-name="T38">P</text:span><text:span text:style-name="T4">ROOF NEEDED</text:span></text:p>
      <text:p text:style-name="P42"/>
      <text:p text:style-name="P19"><text:span text:style-name="T76">c) </text:span>Consider the set of all possible languages of palindromes over {a,b} — in other words, the power set of Q. Prove by contradiction (using diagonalization) that this set is uncountably infinite.</text:p>
      <text:p text:style-name="P19"/>
      <text:p text:style-name="P8">NOT STAR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3:04:29.055077846</meta:creation-date>
    <meta:generator>LibreOffice/4.2.8.2$Linux_X86_64 LibreOffice_project/420m0$Build-2</meta:generator>
    <dc:date>2016-01-24T21:32:05.989430044</dc:date>
    <meta:editing-duration>P3DT22H24M51S</meta:editing-duration>
    <meta:editing-cycles>145</meta:editing-cycles>
    <meta:document-statistic meta:table-count="0" meta:image-count="0" meta:object-count="0" meta:page-count="3" meta:paragraph-count="66" meta:word-count="1275" meta:character-count="6093" meta:non-whitespace-character-count="4869"/>
  </office:meta>
</office:document-meta>
</file>